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2" svg:font-family="Lucidasans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sans1" svg:font-family="Lucidasans" style:font-family-generic="swiss" style:font-pitch="variable"/>
    <style:font-face style:name="helvetica" svg:font-family="helvetica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gradient" draw:fill-gradient-name="Rectangular_20_red_2f_white" draw:textarea-horizontal-align="justify" draw:textarea-vertical-align="middle" draw:auto-grow-height="false" draw:shadow="visible" draw:shadow-offset-x="0.1cm" draw:shadow-offset-y="0.1cm" draw:shadow-opacity="80%"/>
    </style:style>
    <style:style style:name="gr4" style:family="graphic" style:parent-style-name="standard">
      <style:graphic-properties draw:fill="gradient" draw:fill-gradient-name="Gradient_20_7" draw:textarea-horizontal-align="justify" draw:textarea-vertical-align="middle" draw:auto-grow-height="false" draw:shadow="visible" draw:shadow-offset-x="0.1cm" draw:shadow-offset-y="0.1cm" draw:shadow-opacity="80%"/>
    </style:style>
    <style:style style:name="gr5" style:family="graphic" style:parent-style-name="standard">
      <style:graphic-properties draw:fill="gradient" draw:fill-gradient-name="Gradient_20_8" draw:textarea-horizontal-align="justify" draw:textarea-vertical-align="middle" draw:auto-grow-height="false" draw:shadow="visible" draw:shadow-offset-x="0.1cm" draw:shadow-offset-y="0.1cm" draw:shadow-opacity="8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gradient" draw:fill-color="#ffd320" draw:fill-gradient-name="Gradient_20_9" draw:textarea-horizontal-align="justify" draw:textarea-vertical-align="middle" draw:auto-grow-height="false" draw:shadow="visible" draw:shadow-offset-x="0.1cm" draw:shadow-offset-y="0.1cm"/>
    </style:style>
    <style:style style:name="gr10" style:family="graphic" style:parent-style-name="standard">
      <style:graphic-properties draw:fill="gradient" draw:fill-gradient-name="Gradient_20_7" draw:textarea-horizontal-align="justify" draw:textarea-vertical-align="middle" draw:auto-grow-height="false" draw:shadow="visible" draw:shadow-offset-x="0.1cm" draw:shadow-offset-y="0.1cm" draw:shadow-opacity="50%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.912cm"/>
    </style:style>
    <style:style style:name="gr13" style:family="graphic" style:parent-style-name="standard">
      <style:graphic-properties draw:fill="gradient" draw:fill-gradient-name="Gradient_20_1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.0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.988cm"/>
    </style:style>
    <style:style style:name="gr17" style:family="graphic" style:parent-style-name="standard">
      <style:graphic-properties svg:stroke-color="#000000" draw:opacity="0%" draw:textarea-horizontal-align="justify" draw:textarea-vertical-align="middle" draw:auto-grow-height="false" draw:shadow-opacity="0%"/>
    </style:style>
    <style:style style:name="gr18" style:family="graphic" style:parent-style-name="standard">
      <style:graphic-properties draw:fill="gradient" draw:fill-gradient-name="Square_20_yellow_2f_whit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opacity="0%" draw:textarea-horizontal-align="justify" draw:textarea-vertical-align="middle" draw:auto-grow-height="false" draw:shadow-opacity="0%"/>
    </style:style>
    <style:style style:name="gr20" style:family="graphic" style:parent-style-name="standard">
      <style:graphic-properties draw:fill="gradient" draw:fill-gradient-name="Gradient_20_11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fo:min-height="15.644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gradient" draw:fill-color="#ffffff" draw:fill-gradient-name="Tango_20_Yellow" draw:auto-grow-height="true" draw:auto-grow-width="false" fo:max-height="0cm" fo:min-height="0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cm"/>
    </style:style>
    <style:style style:name="pr4" style:family="presentation" style:parent-style-name="Standard-subtitle">
      <style:graphic-properties draw:fill-color="#ffffff" draw:auto-grow-height="true" fo:min-height="12.178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2.269cm" style:use-optimal-column-width="false"/>
    </style:style>
    <style:style style:name="co2" style:family="table-column">
      <style:table-column-properties style:column-width="20.709cm" style:use-optimal-column-width="false"/>
    </style:style>
    <style:style style:name="co3" style:family="table-column">
      <style:table-column-properties style:column-width="3.222cm" style:use-optimal-column-width="false"/>
    </style:style>
    <style:style style:name="co4" style:family="table-column">
      <style:table-column-properties style:column-width="2.502cm" style:use-optimal-column-width="false"/>
    </style:style>
    <style:style style:name="co5" style:family="table-column">
      <style:table-column-properties style:column-width="2.503cm" style:use-optimal-column-width="false"/>
    </style:style>
    <style:style style:name="co6" style:family="table-column">
      <style:table-column-properties style:column-width="4.233cm" style:use-optimal-column-width="false"/>
    </style:style>
    <style:style style:name="co7" style:family="table-column">
      <style:table-column-properties style:column-width="4.23cm" style:use-optimal-column-width="false"/>
    </style:style>
    <style:style style:name="co8" style:family="table-column">
      <style:table-column-properties style:column-width="4.238cm" style:use-optimal-column-width="false"/>
    </style:style>
    <style:style style:name="co9" style:family="table-column">
      <style:table-column-properties style:column-width="10.573cm" style:use-optimal-column-width="false"/>
    </style:style>
    <style:style style:name="co10" style:family="table-column">
      <style:table-column-properties style:column-width="5.494cm" style:use-optimal-column-width="false"/>
    </style:style>
    <style:style style:name="co11" style:family="table-column">
      <style:table-column-properties style:column-width="2.695cm" style:use-optimal-column-width="false"/>
    </style:style>
    <style:style style:name="co12" style:family="table-column">
      <style:table-column-properties style:column-width="8.257cm" style:use-optimal-column-width="false"/>
    </style:style>
    <style:style style:name="co13" style:family="table-column">
      <style:table-column-properties style:column-width="10.529cm" style:use-optimal-column-width="false"/>
    </style:style>
    <style:style style:name="co14" style:family="table-column">
      <style:table-column-properties style:column-width="3.576cm" style:use-optimal-column-width="false"/>
    </style:style>
    <style:style style:name="co15" style:family="table-column">
      <style:table-column-properties style:column-width="6.365cm" style:use-optimal-column-width="false"/>
    </style:style>
    <style:style style:name="co16" style:family="table-column">
      <style:table-column-properties style:column-width="7.149cm" style:use-optimal-column-width="false"/>
    </style:style>
    <style:style style:name="co17" style:family="table-column">
      <style:table-column-properties style:column-width="8.316cm" style:use-optimal-column-width="false"/>
    </style:style>
    <style:style style:name="co18" style:family="table-column">
      <style:table-column-properties style:column-width="8.394cm" style:use-optimal-column-width="false"/>
    </style:style>
    <style:style style:name="co19" style:family="table-column">
      <style:table-column-properties style:column-width="6.161cm" style:use-optimal-column-width="false"/>
    </style:style>
    <style:style style:name="co20" style:family="table-column">
      <style:table-column-properties style:column-width="3.488cm" style:use-optimal-column-width="false"/>
    </style:style>
    <style:style style:name="co21" style:family="table-column">
      <style:table-column-properties style:column-width="1.564cm" style:use-optimal-column-width="false"/>
    </style:style>
    <style:style style:name="co22" style:family="table-column">
      <style:table-column-properties style:column-width="2.801cm" style:use-optimal-column-width="false"/>
    </style:style>
    <style:style style:name="co23" style:family="table-column">
      <style:table-column-properties style:column-width="3.041cm" style:use-optimal-column-width="false"/>
    </style:style>
    <style:style style:name="co24" style:family="table-column">
      <style:table-column-properties style:column-width="10.145cm" style:use-optimal-column-width="false"/>
    </style:style>
    <style:style style:name="co25" style:family="table-column">
      <style:table-column-properties style:column-width="2.31cm" style:use-optimal-column-width="false"/>
    </style:style>
    <style:style style:name="co26" style:family="table-column">
      <style:table-column-properties style:column-width="3.558cm" style:use-optimal-column-width="false"/>
    </style:style>
    <style:style style:name="co27" style:family="table-column">
      <style:table-column-properties style:column-width="2.927cm" style:use-optimal-column-width="false"/>
    </style:style>
    <style:style style:name="co28" style:family="table-column">
      <style:table-column-properties style:column-width="4.189cm" style:use-optimal-column-width="false"/>
    </style:style>
    <style:style style:name="co29" style:family="table-column">
      <style:table-column-properties style:column-width="3.571cm" style:use-optimal-column-width="false"/>
    </style:style>
    <style:style style:name="co30" style:family="table-column">
      <style:table-column-properties style:column-width="6.498cm" style:use-optimal-column-width="false"/>
    </style:style>
    <style:style style:name="co31" style:family="table-column">
      <style:table-column-properties style:column-width="6.50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682cm"/>
    </style:style>
    <style:style style:name="ro5" style:family="table-row">
      <style:table-row-properties style:row-height="1.685cm"/>
    </style:style>
    <style:style style:name="ro6" style:family="table-row">
      <style:table-row-properties style:row-height="1.369cm"/>
    </style:style>
    <style:style style:name="ro7" style:family="table-row">
      <style:table-row-properties style:row-height="2.815cm"/>
    </style:style>
    <style:style style:name="ro8" style:family="table-row">
      <style:table-row-properties style:row-height="2.812cm"/>
    </style:style>
    <style:style style:name="ro9" style:family="table-row">
      <style:table-row-properties style:row-height="1.366cm"/>
    </style:style>
    <style:style style:name="ro10" style:family="table-row">
      <style:table-row-properties style:row-height="2.274cm"/>
    </style:style>
    <style:style style:name="ro11" style:family="table-row">
      <style:table-row-properties style:row-height="1.806cm"/>
    </style:style>
    <style:style style:name="ro12" style:family="table-row">
      <style:table-row-properties style:row-height="1.808cm"/>
    </style:style>
    <style:style style:name="ro13" style:family="table-row">
      <style:table-row-properties style:row-height="2.471cm"/>
    </style:style>
    <style:style style:name="ro14" style:family="table-row">
      <style:table-row-properties style:row-height="0.937cm"/>
    </style:style>
    <style:style style:name="ro15" style:family="table-row">
      <style:table-row-properties style:row-height="1.422cm"/>
    </style:style>
    <style:style style:name="ro16" style:family="table-row">
      <style:table-row-properties style:row-height="3.105cm"/>
    </style:style>
    <style:style style:name="ro17" style:family="table-row">
      <style:table-row-properties style:row-height="3.8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style:text-autospace="none"/>
      <style:text-properties fo:font-size="26pt" style:font-size-asian="26pt" style:font-size-complex="26pt"/>
    </style:style>
    <style:style style:name="ce3" style:family="table-cell">
      <style:graphic-properties style:repeat="repeat"/>
      <style:paragraph-properties style:text-autospace="none"/>
      <style:text-properties fo:font-size="28pt" style:font-size-asian="28pt" style:font-size-complex="28pt"/>
    </style:style>
    <style:style style:name="ce4" style:family="table-cell">
      <style:graphic-properties style:repeat="repeat"/>
      <style:text-properties fo:font-size="28pt" style:font-size-asian="28pt" style:font-size-complex="28pt"/>
    </style:style>
    <style:style style:name="ce5" style:family="table-cell">
      <style:graphic-properties style:repeat="repeat"/>
      <style:paragraph-properties fo:text-align="end" style:text-autospace="none"/>
      <style:text-properties fo:font-size="28pt" style:font-size-asian="28pt" style:font-size-complex="28pt"/>
    </style:style>
    <style:style style:name="ce6" style:family="table-cell">
      <style:graphic-properties style:repeat="repeat"/>
      <style:paragraph-properties fo:text-align="end" style:text-autospace="none" style:line-break="normal" style:writing-mode="page"/>
      <style:text-properties fo:font-size="28pt" fo:language="de" fo:country="DE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 fo:hyphenate="false"/>
    </style:style>
    <style:style style:name="ce7" style:family="table-cell">
      <style:graphic-properties style:repeat="repeat"/>
      <style:text-properties fo:font-size="18pt" fo:font-weight="normal" style:font-size-asian="18pt" style:font-weight-asian="normal" style:font-size-complex="18pt" style:font-weight-complex="normal"/>
    </style:style>
    <style:style style:name="ce8" style:family="table-cell">
      <style:graphic-properties style:repeat="repeat"/>
      <style:paragraph-properties fo:text-align="start" style:text-autospace="none" style:line-break="normal" style:writing-mode="page"/>
      <style:text-properties fo:font-size="28pt" fo:language="de" fo:country="DE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 fo:hyphenate="false"/>
    </style:style>
    <style:style style:name="ce9" style:family="table-cell">
      <style:graphic-properties style:repeat="repeat"/>
      <style:paragraph-properties fo:text-align="end"/>
      <style:text-properties fo:font-size="28pt" style:font-size-asian="28pt" style:font-size-complex="28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style:font-name="Courier 10 Pitch1"/>
    </style:style>
    <style:style style:name="P6" style:family="paragraph">
      <style:paragraph-properties fo:margin-left="7.964cm" fo:margin-right="0cm" fo:text-align="start" fo:text-indent="-7.964cm"/>
    </style:style>
    <style:style style:name="P7" style:family="paragraph">
      <style:paragraph-properties fo:margin-left="0.48cm" fo:margin-right="0cm" fo:text-align="start" fo:text-indent="-0.48cm"/>
    </style:style>
    <style:style style:name="P8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fo:text-align="end" style:text-autospace="none"/>
    </style:style>
    <style:style style:name="P11" style:family="paragraph">
      <style:paragraph-properties fo:text-align="end" style:text-autospace="none" style:line-break="normal" style:writing-mode="page"/>
      <style:text-properties fo:hyphenate="false"/>
    </style:style>
    <style:style style:name="P12" style:family="paragraph">
      <style:paragraph-properties fo:text-align="end" style:text-autospace="none" style:line-break="normal" style:writing-mode="page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3" style:family="paragraph">
      <style:paragraph-properties fo:text-align="start" style:text-autospace="none" style:line-break="normal" style:writing-mode="page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4" style:family="paragraph">
      <style:paragraph-properties fo:text-align="end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style:line-height-at-least="0.176cm"/>
    </style:style>
    <style:style style:name="P18" style:family="paragraph">
      <style:paragraph-properties style:line-height-at-least="0.176cm"/>
      <style:text-properties style:font-name="helvetica"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helvetica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10 Pitch1"/>
    </style:style>
    <style:style style:name="T5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808080" fo:font-size="28pt" style:font-size-asian="28pt" style:font-size-complex="28pt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language="de" fo:country="DE" style:text-underline-mode="continuous" style:text-overline-mode="continuous" style:text-line-through-mode="continuous" style:language-asian="hi" style:country-asian="IN" style:language-complex="en" style:country-complex="US"/>
    </style:style>
    <style:style style:name="T10" style:family="text">
      <style:text-properties fo:font-size="28pt" fo:language="de" fo:country="DE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11" style:family="text">
      <style:text-properties style:use-window-font-color="true" style:text-outline="false" style:text-line-through-style="none" style:text-line-through-type="none" style:font-name="helvetica" fo:font-size="44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helvetica" fo:font-size="18pt" fo:font-weight="bold" style:letter-kerning="true" style:font-name-asian="WenQuanYi Micro Hei" style:font-size-asian="18pt" style:font-weight-asian="bold" style:font-name-complex="Lohit Hindi" style:font-size-complex="18pt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helvetica" fo:font-size="24pt" style:font-size-asian="24pt" style:font-size-complex="24pt"/>
    </style:style>
    <style:style style:name="T16" style:family="text">
      <style:text-properties fo:color="#000099" style:font-name="helvetica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us</text:p>
          </draw:text-box>
        </draw:frame>
        <draw:frame draw:style-name="standard" xml:id="id1" draw:id="id1" draw:layer="layout" svg:width="26.199cm" svg:height="0.971cm" svg:x="1cm" svg:y="3.9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01</text:p>
              </table:table-cell>
              <table:table-cell>
                <text:p>Löschen Akku</text:p>
              </table:table-cell>
              <table:table-cell>
                <text:p>-&gt;0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26.199cm" svg:height="0.971cm" svg:x="0.97cm" svg:y="5.1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02</text:p>
              </table:table-cell>
              <table:table-cell>
                <text:p>Löschen Counter </text:p>
              </table:table-cell>
              <table:table-cell>
                <text:p>-&gt;0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26.199cm" svg:height="2.393cm" svg:x="0.999cm" svg:y="6.2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03</text:p>
              </table:table-cell>
              <table:table-cell>
                <text:p>Gibt es eine Zahl an Stelle Count? <text:s text:c="51"/>Ja:</text:p>
                <text:p><text:s text:c="105"/>Nein:</text:p>
                <text:p/>
              </table:table-cell>
              <table:table-cell>
                <text:p>-&gt;04</text:p>
                <text:p>-&gt;0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26.199cm" svg:height="0.971cm" svg:x="0.96cm" svg:y="8.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04</text:p>
              </table:table-cell>
              <table:table-cell>
                <text:p>Addiere markierte Zahl zu Akku </text:p>
              </table:table-cell>
              <table:table-cell>
                <text:p>-&gt;0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26.199cm" svg:height="0.971cm" svg:x="0.887cm" svg:y="10.1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05</text:p>
              </table:table-cell>
              <table:table-cell>
                <text:p>Addiere 1 zu Counter</text:p>
              </table:table-cell>
              <table:table-cell>
                <text:p>-&gt;03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26.199cm" svg:height="0.971cm" svg:x="0.856cm" svg:y="11.2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06</text:p>
              </table:table-cell>
              <table:table-cell>
                <text:p>Dividiere Wert in Akku durch Wert in Counter und speichere in Akku</text:p>
              </table:table-cell>
              <table:table-cell>
                <text:p>-&gt;0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7" draw:id="id7" draw:layer="layout" svg:width="26.199cm" svg:height="0.971cm" svg:x="0.904cm" svg:y="12.6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07</text:p>
              </table:table-cell>
              <table:table-cell>
                <text:p>Ergebnis: Ausgabe des Akku</text:p>
              </table:table-cell>
              <table:table-cell>
                <text:p>Ende</text:p>
              </table:table-cell>
            </table:table-row>
          </table:table>
          <draw:image xlink:href="Pictures/TablePreview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polyline draw:style-name="gr2" draw:text-style-name="P2" xml:id="id9" draw:id="id9" draw:layer="layout" svg:width="0cm" svg:height="0.582cm" svg:x="14.4cm" svg:y="3cm" svg:viewBox="0 0 0 583" draw:points="0,0 0,583">
          <text:p/>
        </draw:polyline>
        <draw:custom-shape draw:style-name="gr3" draw:text-style-name="P2" xml:id="id14" draw:id="id14" draw:layer="layout" svg:width="8.8cm" svg:height="6cm" svg:x="10cm" svg:y="7.8cm">
          <text:p text:style-name="P2">Gibt es eine gültige</text:p>
          <text:p text:style-name="P2">Note an der Stelle</text:p>
          <text:p text:style-name="P2">Cou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0" draw:id="id10" draw:layer="layout" svg:width="4.8cm" svg:height="1.2cm" svg:x="12cm" svg:y="3.6cm">
          <text:p text:style-name="P2">Akku:=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3.2cm" svg:height="1.8cm" svg:x="12.8cm" svg:y="1.1cm">
          <text:p text:style-name="P2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line draw:style-name="gr2" draw:text-style-name="P2" xml:id="id11" draw:id="id11" draw:layer="layout" svg:width="0cm" svg:height="0.582cm" svg:x="14.4cm" svg:y="4.8cm" svg:viewBox="0 0 0 583" draw:points="0,0 0,583">
          <text:p/>
        </draw:polyline>
        <draw:custom-shape draw:style-name="gr4" draw:text-style-name="P2" xml:id="id12" draw:id="id12" draw:layer="layout" svg:width="4.8cm" svg:height="1.2cm" svg:x="12.051cm" svg:y="5.451cm">
          <text:p text:style-name="P2">Count:=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5.004cm" svg:height="11.663cm" svg:x="22.216cm" svg:y="0.746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1">
              <table:table-cell>
                <text:p>Count</text:p>
              </table:table-cell>
              <table:table-cell>
                <text:p>Note</text:p>
              </table:table-cell>
            </table:table-row>
            <table:table-row table:style-name="ro2" table:default-cell-style-name="ce1">
              <table:table-cell>
                <text:p>0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4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>
                <text:p>4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>
                <text:p>5</text:p>
              </table:table-cell>
              <table:table-cell>
                <text:p>5</text:p>
              </table:table-cell>
            </table:table-row>
            <table:table-row table:style-name="ro3" table:default-cell-style-name="ce1">
              <table:table-cell>
                <text:p>6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>
                <text:p>7</text:p>
              </table:table-cell>
              <table:table-cell>
                <text:p>4</text:p>
              </table:table-cell>
            </table:table-row>
            <table:table-row table:style-name="ro3" table:default-cell-style-name="ce1"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9</text:p>
              </table:table-cell>
              <table:table-cell>
                <text:p>-</text:p>
              </table:table-cell>
            </table:table-row>
            <table:table-row table:style-name="ro3" table:default-cell-style-name="ce1">
              <table:table-cell>
                <text:p>10</text:p>
              </table:table-cell>
              <table:table-cell>
                <text:p>-</text:p>
              </table:table-cell>
            </table:table-row>
          </table:table>
          <draw:image xlink:href="Pictures/TablePreview8.svm" xlink:type="simple" xlink:show="embed" xlink:actuate="onLoad"/>
        </draw:frame>
        <draw:polyline draw:style-name="gr2" draw:text-style-name="P2" xml:id="id13" draw:id="id13" draw:layer="layout" svg:width="0cm" svg:height="1.148cm" svg:x="14.4cm" svg:y="6.651cm" svg:viewBox="0 0 0 1149" draw:points="0,0 0,1149">
          <text:p/>
        </draw:polyline>
        <draw:polyline draw:style-name="gr2" draw:text-style-name="P2" xml:id="id15" draw:id="id15" draw:layer="layout" svg:width="0cm" svg:height="0.582cm" svg:x="14.4cm" svg:y="13.9cm" svg:viewBox="0 0 0 583" draw:points="0,0 0,583">
          <text:p/>
        </draw:polyline>
        <draw:frame draw:style-name="gr6" xml:id="id16" draw:id="id16" draw:layer="layout" svg:width="1.8cm" svg:height="0.962cm" svg:x="14.8cm" svg:y="13.6cm">
          <draw:text-box>
            <text:p>ja</text:p>
          </draw:text-box>
        </draw:frame>
        <draw:custom-shape draw:style-name="gr4" draw:text-style-name="P2" xml:id="id20" draw:id="id20" draw:layer="layout" svg:width="9.8cm" svg:height="1.2cm" svg:x="9.8cm" svg:y="14.602cm">
          <text:p text:style-name="P2">Akku:=Akku+Noten [Count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1" draw:id="id21" draw:layer="layout" svg:width="7cm" svg:height="2.8cm" svg:x="21cm" svg:y="13.6cm">
          <text:p text:style-name="P2">Addiere die Note an der </text:p>
          <text:p text:style-name="P2">Stelle Count zu</text:p>
          <text:p text:style-name="P2">Wert im Akku</text:p>
          <draw:enhanced-geometry svg:viewBox="0 0 21600 21600" draw:text-areas="800 800 20800 20800" draw:type="round-rectangular-callout" draw:modifiers="-5278.90301385516 12939.9500178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2" draw:text-style-name="P2" xml:id="id22" draw:id="id22" draw:layer="layout" svg:width="0cm" svg:height="0.582cm" svg:x="14.4cm" svg:y="15.9cm" svg:viewBox="0 0 0 583" draw:points="0,0 0,583">
          <text:p/>
        </draw:polyline>
        <draw:custom-shape draw:style-name="gr4" draw:text-style-name="P2" xml:id="id23" draw:id="id23" draw:layer="layout" svg:width="9.8cm" svg:height="1.2cm" svg:x="9.751cm" svg:y="16.453cm">
          <text:p text:style-name="P2">Count:=Count+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4" draw:id="id24" draw:layer="layout" svg:width="6cm" svg:height="2.2cm" svg:x="21.2cm" svg:y="17.4cm">
          <text:p text:style-name="P2">Incrementiere </text:p>
          <text:p text:style-name="P2">Count</text:p>
          <draw:enhanced-geometry svg:viewBox="0 0 21600 21600" draw:text-areas="800 800 20800 20800" draw:type="round-rectangular-callout" draw:modifiers="-8620.56323946009 -1000.99954566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2" draw:text-style-name="P2" xml:id="id27" draw:id="id27" draw:layer="layout" svg:width="5.599cm" svg:height="0cm" svg:x="14.4cm" svg:y="7cm" svg:viewBox="0 0 5600 0" draw:points="5600,0 0,0">
          <text:p/>
        </draw:polyline>
        <draw:polyline draw:style-name="gr8" draw:text-style-name="P2" xml:id="id28" draw:id="id28" draw:layer="layout" svg:width="0cm" svg:height="11.299cm" svg:x="20cm" svg:y="7cm" svg:viewBox="0 0 0 11300" draw:points="0,11300 0,0">
          <text:p/>
        </draw:polyline>
        <draw:polyline draw:style-name="gr8" draw:text-style-name="P2" xml:id="id25" draw:id="id25" draw:layer="layout" svg:width="5.599cm" svg:height="0cm" svg:x="14.4cm" svg:y="18.3cm" svg:viewBox="0 0 5600 0" draw:points="0,0 5600,0">
          <text:p/>
        </draw:polyline>
        <draw:polyline draw:style-name="gr8" draw:text-style-name="P2" xml:id="id26" draw:id="id26" draw:layer="layout" svg:width="0cm" svg:height="0.646cm" svg:x="14.4cm" svg:y="17.653cm" svg:viewBox="0 0 0 647" draw:points="0,0 0,647">
          <text:p/>
        </draw:polyline>
        <draw:polyline draw:style-name="gr8" draw:text-style-name="P2" xml:id="id17" draw:id="id17" draw:layer="layout" svg:width="5.799cm" svg:height="0cm" svg:x="4.2cm" svg:y="10.8cm" svg:viewBox="0 0 5800 0" draw:points="5800,0 0,0">
          <text:p/>
        </draw:polyline>
        <draw:custom-shape draw:style-name="gr3" draw:text-style-name="P2" xml:id="id29" draw:id="id29" draw:layer="layout" svg:width="5.099cm" svg:height="2.699cm" svg:x="1.629cm" svg:y="11.301cm">
          <text:p text:style-name="P2"/>
          <text:p text:style-name="P2">Count&gt;0?</text:p>
          <text:p text:style-name="P2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polyline draw:style-name="gr2" draw:text-style-name="P2" xml:id="id18" draw:id="id18" draw:layer="layout" svg:width="0cm" svg:height="0.582cm" svg:x="4.2cm" svg:y="10.8cm" svg:viewBox="0 0 0 583" draw:points="0,0 0,583">
          <text:p/>
        </draw:polyline>
        <draw:polyline draw:style-name="gr2" draw:text-style-name="P2" xml:id="id30" draw:id="id30" draw:layer="layout" svg:width="0cm" svg:height="0.582cm" svg:x="4.169cm" svg:y="14cm" svg:viewBox="0 0 0 583" draw:points="0,0 0,583">
          <text:p/>
        </draw:polyline>
        <draw:frame draw:style-name="gr6" xml:id="id31" draw:id="id31" draw:layer="layout" svg:width="1.8cm" svg:height="0.962cm" svg:x="4.569cm" svg:y="13.7cm">
          <draw:text-box>
            <text:p>ja</text:p>
          </draw:text-box>
        </draw:frame>
        <draw:custom-shape draw:style-name="gr4" draw:text-style-name="P2" xml:id="id35" draw:id="id35" draw:layer="layout" svg:width="6.049cm" svg:height="1.2cm" svg:x="1.139cm" svg:y="14.653cm">
          <text:p text:style-name="P2">Akku:=Akku/C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36" draw:id="id36" draw:layer="layout" svg:width="6.4cm" svg:height="1.2cm" svg:x="1cm" svg:y="16.8cm">
          <text:p text:style-name="P2">Ausgabe Akku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olyline draw:style-name="gr2" draw:text-style-name="P2" xml:id="id37" draw:id="id37" draw:layer="layout" svg:width="0cm" svg:height="0.582cm" svg:x="4.125cm" svg:y="16.1cm" svg:viewBox="0 0 0 583" draw:points="0,0 0,583">
          <text:p/>
        </draw:polyline>
        <draw:polyline draw:style-name="gr2" draw:text-style-name="P2" xml:id="id32" draw:id="id32" draw:layer="layout" svg:width="1.071cm" svg:height="0cm" svg:x="6.728cm" svg:y="12.6cm" svg:viewBox="0 0 1072 0" draw:points="0,0 1072,0">
          <text:p/>
        </draw:polyline>
        <draw:custom-shape draw:style-name="gr5" draw:text-style-name="P2" xml:id="id38" draw:id="id38" draw:layer="layout" svg:width="3.2cm" svg:height="1.8cm" svg:x="2.6cm" svg:y="18.8cm">
          <text:p text:style-name="P2">Erfolg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line draw:style-name="gr2" draw:text-style-name="P2" xml:id="id39" draw:id="id39" draw:layer="layout" svg:width="0cm" svg:height="0.582cm" svg:x="4.125cm" svg:y="18.1cm" svg:viewBox="0 0 0 583" draw:points="0,0 0,583">
          <text:p/>
        </draw:polyline>
        <draw:custom-shape draw:style-name="gr5" draw:text-style-name="P2" xml:id="id33" draw:id="id33" draw:layer="layout" svg:width="3.2cm" svg:height="1.8cm" svg:x="8cm" svg:y="11.6cm">
          <text:p text:style-name="P2">Fehle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3" draw:layer="layout" svg:width="11.2cm" svg:height="2.461cm" svg:x="0.8cm" svg:y="0.6cm">
          <draw:text-box>
            <text:p><text:span text:style-name="T1">Programmablaufplan</text:span></text:p>
            <text:p><text:span text:style-name="T1">(PAP)</text:span></text:p>
          </draw:text-box>
        </draw:frame>
        <draw:frame draw:style-name="gr6" xml:id="id19" draw:id="id19" draw:layer="layout" svg:width="2cm" svg:height="0.962cm" svg:x="8.5cm" svg:y="10cm">
          <draw:text-box>
            <text:p>nein</text:p>
          </draw:text-box>
        </draw:frame>
        <draw:frame draw:style-name="gr6" xml:id="id34" draw:id="id34" draw:layer="layout" svg:width="2cm" svg:height="0.962cm" svg:x="6.3cm" svg:y="11.7cm">
          <draw:text-box>
            <text:p>ne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0" draw:text-style-name="P2" draw:layer="layout" svg:width="16.2cm" svg:height="12.166cm" svg:x="3.2cm" svg:y="6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layer="layout" svg:width="16.2cm" svg:height="1.4cm" svg:x="3.2cm" svg:y="6.1cm">
          <draw:text-box>
            <text:p>Akku=0</text:p>
          </draw:text-box>
        </draw:frame>
        <draw:frame draw:style-name="gr12" draw:layer="layout" svg:width="16.2cm" svg:height="1.162cm" svg:x="3.2cm" svg:y="7.5cm">
          <draw:text-box>
            <text:p>Count=0</text:p>
          </draw:text-box>
        </draw:frame>
        <draw:custom-shape draw:style-name="gr13" draw:text-style-name="P2" draw:layer="layout" svg:width="14.6cm" svg:height="2.5cm" svg:x="4.8cm" svg:y="10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6.2cm" svg:height="1.3cm" svg:x="3.2cm" svg:y="8.7cm">
          <draw:text-box>
            <text:p>while (Noten[Count]!=0)</text:p>
          </draw:text-box>
        </draw:frame>
        <draw:frame draw:style-name="gr15" draw:layer="layout" svg:width="14.6cm" svg:height="1.3cm" svg:x="4.8cm" svg:y="10cm">
          <draw:text-box>
            <text:p>Akku=Akku+Noten[Count]</text:p>
          </draw:text-box>
        </draw:frame>
        <draw:frame draw:style-name="gr16" draw:layer="layout" svg:width="14.6cm" svg:height="1.238cm" svg:x="4.8cm" svg:y="11.262cm">
          <draw:text-box>
            <text:p>Count=Count+1</text:p>
          </draw:text-box>
        </draw:frame>
        <draw:frame draw:style-name="gr15" draw:layer="layout" svg:width="16.2cm" svg:height="1.3cm" svg:x="3.2cm" svg:y="12.5cm">
          <draw:text-box>
            <text:p>if (Count&gt;0)</text:p>
          </draw:text-box>
        </draw:frame>
        <draw:custom-shape draw:style-name="gr17" draw:text-style-name="P2" draw:layer="layout" svg:width="16.2cm" svg:height="2cm" svg:x="3.2cm" svg:y="13.8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8" draw:text-style-name="P2" draw:layer="layout" svg:width="8.2cm" svg:height="2.466cm" svg:x="3.2cm" svg:y="1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1.8cm" svg:height="1cm" svg:x="3.8cm" svg:y="14.3cm">
          <text:p text:style-name="P2">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1.8cm" svg:height="1cm" svg:x="16.301cm" svg:y="14.301cm">
          <text:p text:style-name="P2">ne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" draw:layer="layout" svg:width="8cm" svg:height="2.499cm" svg:x="11.4cm" svg:y="15.801cm">
          <text:p text:style-name="P2">Fehl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layer="layout" svg:width="8.2cm" svg:height="1.238cm" svg:x="3.2cm" svg:y="15.8cm">
          <draw:text-box>
            <text:p>Akku=Akku/Count</text:p>
          </draw:text-box>
        </draw:frame>
        <draw:frame draw:style-name="gr16" draw:layer="layout" svg:width="8.2cm" svg:height="1.238cm" svg:x="3.2cm" svg:y="17.028cm">
          <draw:text-box>
            <text:p>Ausgabe Akku</text:p>
          </draw:text-box>
        </draw:frame>
        <draw:frame draw:style-name="gr6" draw:text-style-name="P4" draw:layer="layout" svg:width="23cm" svg:height="2.923cm" svg:x="2.4cm" svg:y="1cm">
          <draw:text-box>
            <text:p><text:span text:style-name="T2">Struktogramm</text:span></text:p>
            <text:p><text:span text:style-name="T3">Nassi-Shneiderman-Diagram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-Programm</text:p>
          </draw:text-box>
        </draw:frame>
        <draw:frame draw:style-name="gr21" draw:text-style-name="P5" draw:layer="layout" svg:width="28.1cm" svg:height="15.894cm" svg:x="0.3cm" svg:y="4.106cm">
          <draw:text-box>
            <text:p><text:span text:style-name="T4">#include &lt;stdio.h&gt;</text:span></text:p>
            <text:p><text:span text:style-name="T4">#include &lt;stdlib.h&gt;</text:span></text:p>
            <text:p><text:span text:style-name="T4"/></text:p>
            <text:p><text:span text:style-name="T4">char vbuf[128];</text:span></text:p>
            <text:p><text:span text:style-name="T4">int Noten[]={5,2,3,4,5,5,2,3,4,5,0}; <text:s/>// 38/10</text:span></text:p>
            <text:p><text:span text:style-name="T4"/></text:p>
            <text:p><text:span text:style-name="T4">int main()</text:span></text:p>
            <text:p><text:span text:style-name="T4">{</text:span></text:p>
            <text:p><text:span text:style-name="T4"><text:s text:c="2"/></text:span><text:span text:style-name="T4">int Akku=0, Count=0;</text:span></text:p>
            <text:p><text:span text:style-name="T4"><text:s text:c="2"/></text:span><text:span text:style-name="T4">while(Noten[Count]!=0)</text:span></text:p>
            <text:p><text:span text:style-name="T4"><text:s text:c="2"/></text:span><text:span text:style-name="T4">{</text:span></text:p>
            <text:p><text:span text:style-name="T4"><text:s text:c="4"/></text:span><text:span text:style-name="T4">Akku=Akku+Noten[Count];</text:span></text:p>
            <text:p><text:span text:style-name="T4"><text:s text:c="4"/></text:span><text:span text:style-name="T4">Count=Count+1;</text:span></text:p>
            <text:p><text:span text:style-name="T4"><text:s text:c="2"/></text:span><text:span text:style-name="T4">}</text:span></text:p>
            <text:p><text:span text:style-name="T4"><text:s text:c="2"/></text:span><text:span text:style-name="T4">if(Count&gt;0)</text:span></text:p>
            <text:p><text:span text:style-name="T4"><text:s text:c="2"/></text:span><text:span text:style-name="T4">{</text:span></text:p>
            <text:p><text:span text:style-name="T4"><text:s text:c="4"/></text:span><text:span text:style-name="T4">Akku=Akku/Count;</text:span></text:p>
            <text:p><text:span text:style-name="T4"><text:s text:c="4"/></text:span><text:span text:style-name="T4">printf("Durchschnitt: %d\n",Akku);</text:span></text:p>
            <text:p><text:span text:style-name="T4"><text:s text:c="2"/></text:span><text:span text:style-name="T4">}else printf("Fehler\n");</text:span></text:p>
            <text:p><text:span text:style-name="T4"><text:s text:c="2"/></text:span><text:span text:style-name="T4">return 0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-Programm</text:p>
          </draw:text-box>
        </draw:frame>
        <draw:frame draw:style-name="gr21" draw:text-style-name="P5" draw:layer="layout" svg:width="23.1cm" svg:height="15.894cm" svg:x="0.3cm" svg:y="4.106cm">
          <draw:text-box>
            <text:p><text:span text:style-name="T4">#include &lt;stdio.h&gt;</text:span></text:p>
            <text:p><text:span text:style-name="T4">#include &lt;stdlib.h&gt;</text:span></text:p>
            <text:p><text:span text:style-name="T4"/></text:p>
            <text:p><text:span text:style-name="T4">char vbuf[128];</text:span></text:p>
            <text:p><text:span text:style-name="T4">int Noten[]={5,2,3,4,5,5,2,3,4,5,0}; <text:s/>// 38/10</text:span></text:p>
            <text:p><text:span text:style-name="T4"/></text:p>
            <text:p><text:span text:style-name="T4"/></text:p>
            <text:p><text:span text:style-name="T4">int main()</text:span></text:p>
            <text:p><text:span text:style-name="T4">{</text:span></text:p>
            <text:p><text:span text:style-name="T4"><text:s text:c="2"/></text:span><text:span text:style-name="T4">int Akku=0, Count=0;</text:span></text:p>
            <text:p><text:span text:style-name="T4"><text:s text:c="2"/></text:span><text:span text:style-name="T4">while(Noten[Count]!=0)</text:span></text:p>
            <text:p><text:span text:style-name="T4"><text:s text:c="2"/></text:span><text:span text:style-name="T4">{</text:span></text:p>
            <text:p><text:span text:style-name="T4"><text:s text:c="4"/></text:span><text:span text:style-name="T4">Akku=Akku+Noten[Count];</text:span></text:p>
            <text:p><text:span text:style-name="T4"><text:s text:c="4"/></text:span><text:span text:style-name="T4">Count=Count+1;</text:span></text:p>
            <text:p><text:span text:style-name="T4"><text:s text:c="2"/></text:span><text:span text:style-name="T4">}</text:span></text:p>
            <text:p><text:span text:style-name="T4"><text:s text:c="2"/></text:span><text:span text:style-name="T4">if(Count&gt;0)</text:span></text:p>
            <text:p><text:span text:style-name="T4"><text:s text:c="2"/></text:span><text:span text:style-name="T4">//Ergebnis mit Kommastelle</text:span></text:p>
            <text:p><text:span text:style-name="T4"><text:s text:c="2"/></text:span><text:span text:style-name="T4">Akku=Akku*10/Count;</text:span></text:p>
            <text:p><text:span text:style-name="T4"><text:s text:c="2"/></text:span><text:span text:style-name="T4">printf("Durchschnitt: %d.%d\n",Akku/10, Akku%10);</text:span></text:p>
            <text:p><text:span text:style-name="T4"><text:s text:c="2"/></text:span><text:span text:style-name="T4">return 0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c hello.c</text:p>
          </draw:text-box>
        </draw:frame>
        <draw:custom-shape draw:style-name="gr22" draw:text-style-name="P2" xml:id="id40" draw:id="id40" draw:layer="layout" svg:width="1.2cm" svg:height="2cm" svg:x="1.6cm" svg:y="5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xml:id="id41" draw:id="id41" draw:layer="layout" svg:width="3.2cm" svg:height="0.962cm" svg:x="1.1cm" svg:y="8cm">
          <draw:text-box>
            <text:p>hello.c</text:p>
          </draw:text-box>
        </draw:frame>
        <draw:polyline draw:style-name="gr2" draw:text-style-name="P2" xml:id="id42" draw:id="id42" draw:layer="layout" svg:width="0.799cm" svg:height="0cm" svg:x="3.2cm" svg:y="6.6cm" svg:viewBox="0 0 800 0" draw:points="0,0 800,0">
          <text:p/>
        </draw:polyline>
        <draw:custom-shape draw:style-name="gr23" draw:text-style-name="P2" xml:id="id43" draw:id="id43" draw:layer="layout" svg:width="4.8cm" svg:height="2.2cm" svg:x="4.4cm" svg:y="5.6cm">
          <text:p text:style-name="P2">Preprozesso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2" xml:id="id44" draw:id="id44" draw:layer="layout" svg:width="1.2cm" svg:height="2cm" svg:x="10.4cm" svg:y="5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layer="layout" svg:width="3.2cm" svg:height="0.962cm" svg:x="9.9cm" svg:y="8cm">
          <draw:text-box>
            <text:p>[hello.e]</text:p>
          </draw:text-box>
        </draw:frame>
        <draw:polyline draw:style-name="gr2" draw:text-style-name="P2" xml:id="id46" draw:id="id46" draw:layer="layout" svg:width="0.799cm" svg:height="0cm" svg:x="12cm" svg:y="6.6cm" svg:viewBox="0 0 800 0" draw:points="0,0 800,0">
          <text:p/>
        </draw:polyline>
        <draw:polyline draw:style-name="gr2" draw:text-style-name="P2" xml:id="id45" draw:id="id45" draw:layer="layout" svg:width="0.799cm" svg:height="0cm" svg:x="9.4cm" svg:y="6.6cm" svg:viewBox="0 0 800 0" draw:points="0,0 800,0">
          <text:p/>
        </draw:polyline>
        <draw:custom-shape draw:style-name="gr23" draw:text-style-name="P2" xml:id="id47" draw:id="id47" draw:layer="layout" svg:width="4.8cm" svg:height="2.2cm" svg:x="13.1cm" svg:y="5.6cm">
          <text:p text:style-name="P2">Compil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2" xml:id="id48" draw:id="id48" draw:layer="layout" svg:width="1.2cm" svg:height="2cm" svg:x="19.1cm" svg:y="5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xml:id="id49" draw:id="id49" draw:layer="layout" svg:width="3.2cm" svg:height="0.962cm" svg:x="18.6cm" svg:y="8cm">
          <draw:text-box>
            <text:p>[hello.o]</text:p>
          </draw:text-box>
        </draw:frame>
        <draw:polyline draw:style-name="gr2" draw:text-style-name="P2" xml:id="id50" draw:id="id50" draw:layer="layout" svg:width="0.799cm" svg:height="0cm" svg:x="20.7cm" svg:y="6.6cm" svg:viewBox="0 0 800 0" draw:points="0,0 800,0">
          <text:p/>
        </draw:polyline>
        <draw:polyline draw:style-name="gr2" draw:text-style-name="P2" xml:id="id51" draw:id="id51" draw:layer="layout" svg:width="0.799cm" svg:height="0cm" svg:x="18.1cm" svg:y="6.6cm" svg:viewBox="0 0 800 0" draw:points="0,0 800,0">
          <text:p/>
        </draw:polyline>
        <draw:custom-shape draw:style-name="gr22" draw:text-style-name="P2" xml:id="id52" draw:id="id52" draw:layer="layout" svg:width="1.2cm" svg:height="2cm" svg:x="19.1cm" svg:y="9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xml:id="id53" draw:id="id53" draw:layer="layout" svg:width="3.2cm" svg:height="0.962cm" svg:x="18.6cm" svg:y="12.1cm">
          <draw:text-box>
            <text:p>libc</text:p>
          </draw:text-box>
        </draw:frame>
        <draw:polyline draw:style-name="gr2" draw:text-style-name="P2" xml:id="id54" draw:id="id54" draw:layer="layout" svg:width="1.099cm" svg:height="1.737cm" svg:x="20.7cm" svg:y="8.962cm" svg:viewBox="0 0 1100 1738" draw:points="0,1738 1100,0">
          <text:p/>
        </draw:polyline>
        <draw:custom-shape draw:style-name="gr23" draw:text-style-name="P2" xml:id="id55" draw:id="id55" draw:layer="layout" svg:width="4.8cm" svg:height="2.2cm" svg:x="22.301cm" svg:y="5.601cm">
          <text:p text:style-name="P2">Link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2" xml:id="id56" draw:id="id56" draw:layer="layout" svg:width="1.2cm" svg:height="2cm" svg:x="24.4cm" svg:y="9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line draw:style-name="gr2" draw:text-style-name="P2" xml:id="id57" draw:id="id57" draw:layer="layout" svg:width="0cm" svg:height="0.999cm" svg:x="25cm" svg:y="8.2cm" svg:viewBox="0 0 0 1000" draw:points="0,0 0,1000">
          <text:p/>
        </draw:polyline>
        <draw:frame draw:style-name="gr6" xml:id="id58" draw:id="id58" draw:layer="layout" svg:width="5.4cm" svg:height="1.673cm" svg:x="22.6cm" svg:y="12.4cm">
          <draw:text-box>
            <text:p>a.out</text:p>
            <text:p>hello.exe</text:p>
          </draw:text-box>
        </draw:frame>
        <draw:frame draw:style-name="gr24" draw:text-style-name="P5" draw:layer="layout" svg:width="12cm" svg:height="4.673cm" svg:x="1.6cm" svg:y="13.6cm">
          <draw:text-box>
            <text:p><text:span text:style-name="T4">#include &lt;stdio.h&gt;</text:span></text:p>
            <text:p><text:span text:style-name="T4">Int main()</text:span></text:p>
            <text:p><text:span text:style-name="T4">{</text:span></text:p>
            <text:p><text:span text:style-name="T4"><text:s text:c="2"/></text:span><text:span text:style-name="T4">printf(„welcome to c\n“);</text:span></text:p>
            <text:p><text:span text:style-name="T4"><text:s text:c="2"/></text:span><text:span text:style-name="T4">retrun 0;</text:span></text:p>
            <text:p><text:span text:style-name="T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cm" svg:x="1.4cm" svg:y="0.2cm" presentation:class="title" presentation:user-transformed="true">
          <draw:text-box>
            <text:p>Grundelemente von C</text:p>
          </draw:text-box>
        </draw:frame>
        <draw:frame presentation:style-name="pr4" draw:text-style-name="P8" draw:layer="layout" svg:width="27.8cm" svg:height="17.371cm" svg:x="-0.04cm" svg:y="3.66cm" presentation:class="subtitle" presentation:user-transformed="true">
          <draw:text-box>
            <text:p text:style-name="P6"><text:span text:style-name="T5">· Großbuchstaben </text:span><text:span text:style-name="T5"><text:tab/></text:span><text:span text:style-name="T5">: A...Z</text:span></text:p>
            <text:p text:style-name="P6"><text:span text:style-name="T5">· Kleinbuchstaben</text:span><text:span text:style-name="T5"><text:tab/></text:span><text:span text:style-name="T5">: a...z</text:span></text:p>
            <text:p text:style-name="P6"><text:span text:style-name="T5">· Ziffern </text:span><text:span text:style-name="T5"><text:tab/></text:span><text:span text:style-name="T5"><text:tab/></text:span><text:span text:style-name="T5"><text:tab/></text:span><text:span text:style-name="T5">:0...9</text:span></text:p>
            <text:p text:style-name="P6"><text:span text:style-name="T5">· Sonderzeichen</text:span><text:span text:style-name="T5"><text:tab/></text:span><text:span text:style-name="T5">: ( ) [ ] { } &lt; &gt; + - * / % ^ ~ &amp; | </text:span><text:span text:style-name="T5"><text:tab/></text:span><text:span text:style-name="T5"><text:tab/></text:span><text:span text:style-name="T5">_ = ! ? # \ , . ; : ' "</text:span></text:p>
            <text:p text:style-name="P6"><text:span text:style-name="T5">. Ersatzsymbolfolgen</text:span></text:p>
            <text:p text:style-name="P6"><text:span text:style-name="T5"><text:tab/></text:span><text:span text:style-name="T5">#</text:span><text:span text:style-name="T5"><text:tab/></text:span><text:span text:style-name="T5">= <text:s/>??=</text:span></text:p>
            <text:p text:style-name="P6"><text:span text:style-name="T5"><text:tab/></text:span><text:span text:style-name="T5">[</text:span><text:span text:style-name="T5"><text:tab/></text:span><text:span text:style-name="T5">= <text:s/>??(</text:span></text:p>
            <text:p text:style-name="P6"><text:span text:style-name="T5"><text:tab/></text:span><text:span text:style-name="T5">]</text:span><text:span text:style-name="T5"><text:tab/></text:span><text:span text:style-name="T5">= <text:s/>??)</text:span></text:p>
            <text:p text:style-name="P6"><text:span text:style-name="T5"><text:tab/></text:span><text:span text:style-name="T5">^</text:span><text:span text:style-name="T5"><text:tab/></text:span><text:span text:style-name="T5">= <text:s/>??'</text:span></text:p>
            <text:p text:style-name="P6"><text:span text:style-name="T5"><text:tab/></text:span><text:span text:style-name="T5">{</text:span><text:span text:style-name="T5"><text:tab/></text:span><text:span text:style-name="T5">= <text:s/>??&lt;</text:span></text:p>
            <text:p text:style-name="P6"><text:span text:style-name="T5"><text:tab/></text:span><text:span text:style-name="T5">}</text:span><text:span text:style-name="T5"><text:tab/></text:span><text:span text:style-name="T5">= <text:s/>??&gt;</text:span></text:p>
            <text:p text:style-name="P6"><text:span text:style-name="T5"><text:tab/></text:span><text:span text:style-name="T5">|</text:span><text:span text:style-name="T5"><text:tab/></text:span><text:span text:style-name="T5">= <text:s/>??!</text:span></text:p>
            <text:p text:style-name="P6"><text:span text:style-name="T5"><text:tab/></text:span><text:span text:style-name="T5">~</text:span><text:span text:style-name="T5"><text:tab/></text:span><text:span text:style-name="T5">= <text:s/>??-</text:span></text:p>
            <text:p text:style-name="P7"><text:span text:style-name="T5">· white spaces</text:span><text:span text:style-name="T5"><text:tab/></text:span><text:span text:style-name="T5"><text:tab/></text:span><text:span text:style-name="T5">: </text:span></text:p>
            <text:p text:style-name="P7"><text:span text:style-name="T5"><text:s/></text:span><text:span text:style-name="T5">Leerzeichen, Zeilenende(\n), Tabulator(\t), vertikaler Tab(\v), Seitenvorschub(\f), Bell(\a), Backspace(\b), Carriage return(\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hlüsselwörter</text:p>
          </draw:text-box>
        </draw:frame>
        <draw:frame draw:style-name="standard" draw:layer="layout" svg:width="25.399cm" svg:height="10.094cm" svg:x="1.4cm" svg:y="5.55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8"/>
            <table:table-row table:style-name="ro4" table:default-cell-style-name="ce2">
              <table:table-cell>
                <text:p text:style-name="P9"><text:span text:style-name="T6">auto</text:span></text:p>
              </table:table-cell>
              <table:table-cell>
                <text:p text:style-name="P9"><text:span text:style-name="T6">default</text:span></text:p>
              </table:table-cell>
              <table:table-cell>
                <text:p text:style-name="P9"><text:span text:style-name="T6">float</text:span></text:p>
              </table:table-cell>
              <table:table-cell>
                <text:p text:style-name="P9"><text:span text:style-name="T6">long</text:span></text:p>
              </table:table-cell>
              <table:table-cell>
                <text:p text:style-name="P9"><text:span text:style-name="T6">sizeof</text:span></text:p>
              </table:table-cell>
              <table:table-cell>
                <text:p text:style-name="P9"><text:span text:style-name="T6">union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break</text:span></text:p>
              </table:table-cell>
              <table:table-cell>
                <text:p text:style-name="P9"><text:span text:style-name="T6">do</text:span></text:p>
              </table:table-cell>
              <table:table-cell>
                <text:p text:style-name="P9"><text:span text:style-name="T6">for</text:span></text:p>
              </table:table-cell>
              <table:table-cell>
                <text:p text:style-name="P9"><text:span text:style-name="T6">register</text:span></text:p>
              </table:table-cell>
              <table:table-cell>
                <text:p text:style-name="P9"><text:span text:style-name="T6">static</text:span></text:p>
              </table:table-cell>
              <table:table-cell>
                <text:p text:style-name="P9"><text:span text:style-name="T6">unsigned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ase</text:span></text:p>
              </table:table-cell>
              <table:table-cell>
                <text:p text:style-name="P9"><text:span text:style-name="T6">double</text:span></text:p>
              </table:table-cell>
              <table:table-cell>
                <text:p text:style-name="P9"><text:span text:style-name="T6">goto</text:span></text:p>
              </table:table-cell>
              <table:table-cell>
                <text:p text:style-name="P9"><text:span text:style-name="T6">return</text:span></text:p>
              </table:table-cell>
              <table:table-cell>
                <text:p text:style-name="P9"><text:span text:style-name="T6">struct</text:span></text:p>
              </table:table-cell>
              <table:table-cell>
                <text:p text:style-name="P9"><text:span text:style-name="T6">void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har</text:span></text:p>
              </table:table-cell>
              <table:table-cell>
                <text:p text:style-name="P9"><text:span text:style-name="T6">else</text:span></text:p>
              </table:table-cell>
              <table:table-cell>
                <text:p text:style-name="P9"><text:span text:style-name="T6">if</text:span></text:p>
              </table:table-cell>
              <table:table-cell>
                <text:p text:style-name="P9"><text:span text:style-name="T6">short</text:span></text:p>
              </table:table-cell>
              <table:table-cell>
                <text:p text:style-name="P9"><text:span text:style-name="T6">switch</text:span></text:p>
              </table:table-cell>
              <table:table-cell>
                <text:p text:style-name="P9"><text:span text:style-name="T6">volatile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6">const</text:span></text:p>
              </table:table-cell>
              <table:table-cell>
                <text:p text:style-name="P9"><text:span text:style-name="T6">enum</text:span></text:p>
              </table:table-cell>
              <table:table-cell>
                <text:p text:style-name="P9"><text:span text:style-name="T6">int</text:span></text:p>
              </table:table-cell>
              <table:table-cell>
                <text:p text:style-name="P9"><text:span text:style-name="T6">signed</text:span></text:p>
              </table:table-cell>
              <table:table-cell>
                <text:p text:style-name="P9"><text:span text:style-name="T6">typedef</text:span></text:p>
              </table:table-cell>
              <table:table-cell>
                <text:p text:style-name="P9"><text:span text:style-name="T6">while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6">continue</text:span></text:p>
              </table:table-cell>
              <table:table-cell>
                <text:p text:style-name="P9"><text:span text:style-name="T6">exter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gebaute Datentypen<text:line-break/>(Standarddatentypen)</text:p>
          </draw:text-box>
        </draw:frame>
        <draw:frame draw:style-name="standard" draw:layer="layout" svg:width="27.018cm" svg:height="13.994cm" svg:x="0.381cm" svg:y="5.755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6" table:default-cell-style-name="ce4">
              <table:table-cell table:style-name="ce3">
                <text:p text:style-name="P9"><text:span text:style-name="T1">Natürliche Zahlen</text:span></text:p>
              </table:table-cell>
              <table:table-cell>
                <text:p><text:span text:style-name="T1">Bytes</text:span></text:p>
              </table:table-cell>
              <table:table-cell>
                <text:p><text:span text:style-name="T1">Min</text:span></text:p>
              </table:table-cell>
              <table:table-cell>
                <text:p><text:span text:style-name="T1">Max</text:span></text:p>
              </table:table-cell>
            </table:table-row>
            <table:table-row table:style-name="ro6" table:default-cell-style-name="ce5">
              <table:table-cell table:style-name="ce3">
                <text:p text:style-name="P9"><text:span text:style-name="T1">unsigned char</text:span></text:p>
              </table:table-cell>
              <table:table-cell>
                <text:p text:style-name="P10"><text:span text:style-name="T1">1</text:span></text:p>
              </table:table-cell>
              <table:table-cell>
                <text:p text:style-name="P10"><text:span text:style-name="T1">0</text:span></text:p>
              </table:table-cell>
              <table:table-cell>
                <text:p text:style-name="P10"><text:span text:style-name="T1">255</text:span></text:p>
              </table:table-cell>
            </table:table-row>
            <table:table-row table:style-name="ro7" table:default-cell-style-name="ce5">
              <table:table-cell table:style-name="ce3">
                <text:p text:style-name="P9"><text:span text:style-name="T1">unsigned short </text:span><text:span text:style-name="T7">int</text:span></text:p>
              </table:table-cell>
              <table:table-cell>
                <text:p text:style-name="P10"><text:span text:style-name="T1">2</text:span></text:p>
              </table:table-cell>
              <table:table-cell>
                <text:p text:style-name="P10"><text:span text:style-name="T1">0</text:span></text:p>
              </table:table-cell>
              <table:table-cell>
                <text:p text:style-name="P10"><text:span text:style-name="T1">65535</text:span></text:p>
              </table:table-cell>
            </table:table-row>
            <table:table-row table:style-name="ro7" table:default-cell-style-name="ce5">
              <table:table-cell table:style-name="ce3">
                <text:p text:style-name="P9"><text:span text:style-name="T1">unsigned </text:span><text:span text:style-name="T7">int</text:span></text:p>
              </table:table-cell>
              <table:table-cell>
                <text:p text:style-name="P10"><text:span text:style-name="T1">4</text:span></text:p>
              </table:table-cell>
              <table:table-cell>
                <text:p text:style-name="P10"><text:span text:style-name="T1">0</text:span></text:p>
              </table:table-cell>
              <table:table-cell>
                <text:p text:style-name="P10"><text:span text:style-name="T1">4294967295</text:span></text:p>
              </table:table-cell>
            </table:table-row>
            <table:table-row table:style-name="ro7" table:default-cell-style-name="ce3">
              <table:table-cell>
                <text:p text:style-name="P9"><text:span text:style-name="T1">unsigned long </text:span><text:span text:style-name="T7">int</text:span></text:p>
              </table:table-cell>
              <table:table-cell>
                <text:p text:style-name="P9"><text:span text:style-name="T1">4 / 8</text:span></text:p>
              </table:table-cell>
              <table:table-cell table:style-name="ce5">
                <text:p text:style-name="P10"><text:span text:style-name="T1">0</text:span></text:p>
              </table:table-cell>
              <table:table-cell table:style-name="ce5">
                <text:p text:style-name="P10"><text:span text:style-name="T1">4294967295</text:span></text:p>
              </table:table-cell>
            </table:table-row>
            <table:table-row table:style-name="ro8" table:default-cell-style-name="ce3">
              <table:table-cell>
                <text:p text:style-name="P9"><text:span text:style-name="T1">unsigned long long </text:span><text:span text:style-name="T7">int</text:span></text:p>
              </table:table-cell>
              <table:table-cell table:style-name="ce5">
                <text:p text:style-name="P10"><text:span text:style-name="T1">8</text:span></text:p>
              </table:table-cell>
              <table:table-cell table:style-name="ce5">
                <text:p text:style-name="P10"><text:span text:style-name="T1">0</text:span></text:p>
              </table:table-cell>
              <table:table-cell>
                <text:p text:style-name="P10"><text:span text:style-name="T1">1.8...*1019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gebaute Datentypen<text:line-break/>(Standarddatentypen)</text:p>
          </draw:text-box>
        </draw:frame>
        <draw:frame draw:style-name="standard" draw:layer="layout" svg:width="27.618cm" svg:height="8.195cm" svg:x="0.382cm" svg:y="5.75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9" table:default-cell-style-name="ce4">
              <table:table-cell table:style-name="ce3">
                <text:p text:style-name="P9"><text:span text:style-name="T1">Ganze Zahlen</text:span></text:p>
              </table:table-cell>
              <table:table-cell>
                <text:p><text:span text:style-name="T1">Bytes</text:span></text:p>
              </table:table-cell>
              <table:table-cell>
                <text:p><text:span text:style-name="T1">Min</text:span></text:p>
              </table:table-cell>
              <table:table-cell>
                <text:p><text:span text:style-name="T1">Max</text:span></text:p>
              </table:table-cell>
            </table:table-row>
            <table:table-row table:style-name="ro9" table:default-cell-style-name="ce5">
              <table:table-cell table:style-name="ce3">
                <text:p text:style-name="P9"><text:span text:style-name="T8">signed</text:span><text:span text:style-name="T1"> char</text:span></text:p>
              </table:table-cell>
              <table:table-cell>
                <text:p text:style-name="P10"><text:span text:style-name="T1">1</text:span></text:p>
              </table:table-cell>
              <table:table-cell>
                <text:p text:style-name="P10"><text:span text:style-name="T1">-128</text:span></text:p>
              </table:table-cell>
              <table:table-cell>
                <text:p text:style-name="P10"><text:span text:style-name="T1">127</text:span></text:p>
              </table:table-cell>
            </table:table-row>
            <table:table-row table:style-name="ro9" table:default-cell-style-name="ce5">
              <table:table-cell table:style-name="ce3">
                <text:p text:style-name="P9"><text:span text:style-name="T7">signed</text:span><text:span text:style-name="T1"> short </text:span><text:span text:style-name="T7">int</text:span></text:p>
              </table:table-cell>
              <table:table-cell>
                <text:p text:style-name="P10"><text:span text:style-name="T1">2</text:span></text:p>
              </table:table-cell>
              <table:table-cell>
                <text:p text:style-name="P10"><text:span text:style-name="T1">-32768</text:span></text:p>
              </table:table-cell>
              <table:table-cell>
                <text:p text:style-name="P10"><text:span text:style-name="T1">32767</text:span></text:p>
              </table:table-cell>
            </table:table-row>
            <table:table-row table:style-name="ro9" table:default-cell-style-name="ce5">
              <table:table-cell table:style-name="ce3">
                <text:p text:style-name="P9"><text:span text:style-name="T7">signed</text:span><text:span text:style-name="T1"> int</text:span></text:p>
              </table:table-cell>
              <table:table-cell>
                <text:p text:style-name="P10"><text:span text:style-name="T1">4</text:span></text:p>
              </table:table-cell>
              <table:table-cell>
                <text:p text:style-name="P11"><text:span text:style-name="T9">-2147483648</text:span></text:p>
              </table:table-cell>
              <table:table-cell>
                <text:p text:style-name="P10">2147483647</text:p>
              </table:table-cell>
            </table:table-row>
            <table:table-row table:style-name="ro9" table:default-cell-style-name="ce3">
              <table:table-cell>
                <text:p text:style-name="P9"><text:span text:style-name="T7">signed</text:span><text:span text:style-name="T1"> long </text:span><text:span text:style-name="T7">int</text:span></text:p>
              </table:table-cell>
              <table:table-cell>
                <text:p text:style-name="P9"><text:span text:style-name="T1">4 / 8</text:span></text:p>
              </table:table-cell>
              <table:table-cell table:style-name="ce5">
                <text:p text:style-name="P10">-21474836480</text:p>
              </table:table-cell>
              <table:table-cell table:style-name="ce5">
                <text:p text:style-name="P11"><text:span text:style-name="T9">2147483647</text:span></text:p>
              </table:table-cell>
            </table:table-row>
            <table:table-row table:style-name="ro9" table:default-cell-style-name="ce6">
              <table:table-cell table:style-name="ce3">
                <text:p text:style-name="P9"><text:span text:style-name="T7">signed</text:span><text:span text:style-name="T1"> long long </text:span><text:span text:style-name="T7">int</text:span></text:p>
              </table:table-cell>
              <table:table-cell table:style-name="ce5">
                <text:p text:style-name="P10"><text:span text:style-name="T1">8</text:span></text:p>
              </table:table-cell>
              <table:table-cell>
                <text:p text:style-name="P12"><text:span text:style-name="T10">-9.2*E18</text:span></text:p>
              </table:table-cell>
              <table:table-cell>
                <text:p text:style-name="P12"><text:span text:style-name="T10">9.2*E18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1" draw:layer="layout" svg:width="27.2cm" svg:height="6.007cm" svg:x="0.8cm" svg:y="0.587cm" presentation:class="title" presentation:user-transformed="true">
          <draw:text-box>
            <text:p><text:span text:style-name="T11">stdint.h</text:span><text:span text:style-name="T11"><text:line-break/></text:span><text:span text:style-name="T11">Datentypen mit fester Verarbeitungsbreite</text:span></text:p>
          </draw:text-box>
        </draw:frame>
        <draw:frame draw:style-name="standard" draw:layer="layout" svg:width="16.709cm" svg:height="9.499cm" svg:x="4.5cm" svg:y="8.7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10" table:default-cell-style-name="ce4">
              <table:table-cell>
                <text:p><text:span text:style-name="T1">unsigned</text:span></text:p>
              </table:table-cell>
              <table:table-cell>
                <text:p><text:span text:style-name="T1">signed</text:span></text:p>
              </table:table-cell>
            </table:table-row>
            <table:table-row table:style-name="ro11" table:default-cell-style-name="ce7">
              <table:table-cell>
                <text:p><text:span text:style-name="T12">uint8_t</text:span></text:p>
              </table:table-cell>
              <table:table-cell>
                <text:p><text:span text:style-name="T12">int8_t</text:span></text:p>
              </table:table-cell>
            </table:table-row>
            <table:table-row table:style-name="ro11" table:default-cell-style-name="ce7">
              <table:table-cell>
                <text:p><text:span text:style-name="T12">uint16_t</text:span></text:p>
              </table:table-cell>
              <table:table-cell>
                <text:p><text:span text:style-name="T12">int16_t</text:span></text:p>
              </table:table-cell>
            </table:table-row>
            <table:table-row table:style-name="ro11" table:default-cell-style-name="ce7">
              <table:table-cell>
                <text:p><text:span text:style-name="T12">uint32_t</text:span></text:p>
              </table:table-cell>
              <table:table-cell>
                <text:p><text:span text:style-name="T12">int32_t</text:span></text:p>
              </table:table-cell>
            </table:table-row>
            <table:table-row table:style-name="ro12" table:default-cell-style-name="ce7">
              <table:table-cell>
                <text:p><text:span text:style-name="T12">uint64_t</text:span></text:p>
              </table:table-cell>
              <table:table-cell>
                <text:p><text:span text:style-name="T12">int64_t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gebaute Datentypen<text:line-break/>(Standarddatentypen)</text:p>
          </draw:text-box>
        </draw:frame>
        <draw:frame draw:style-name="standard" draw:layer="layout" svg:width="27.199cm" svg:height="7.673cm" svg:x="0.4cm" svg:y="5.64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3" table:default-cell-style-name="ce4">
              <table:table-cell table:style-name="ce3">
                <text:p text:style-name="P9"><text:span text:style-name="T1">Gebrochene Zahlen</text:span></text:p>
              </table:table-cell>
              <table:table-cell>
                <text:p><text:span text:style-name="T1">Bytes</text:span></text:p>
              </table:table-cell>
              <table:table-cell>
                <text:p><text:span text:style-name="T1">VZ</text:span></text:p>
              </table:table-cell>
              <table:table-cell>
                <text:p><text:span text:style-name="T1">Exp.</text:span></text:p>
              </table:table-cell>
              <table:table-cell>
                <text:p><text:span text:style-name="T1">Mant</text:span></text:p>
              </table:table-cell>
              <table:table-cell>
                <text:p><text:span text:style-name="T1">Wertebereich</text:span></text:p>
              </table:table-cell>
            </table:table-row>
            <table:table-row table:style-name="ro9" table:default-cell-style-name="ce4">
              <table:table-cell table:style-name="ce3">
                <text:p text:style-name="P9"><text:span text:style-name="T1">float</text:span></text:p>
              </table:table-cell>
              <table:table-cell table:style-name="ce5">
                <text:p text:style-name="P10"><text:span text:style-name="T1">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8</text:span></text:p>
              </table:table-cell>
              <table:table-cell>
                <text:p><text:span text:style-name="T1">23</text:span></text:p>
              </table:table-cell>
              <table:table-cell table:style-name="ce8">
                <text:p text:style-name="P13"><text:span text:style-name="T10">1.2E-38 3.4E+38</text:span></text:p>
              </table:table-cell>
            </table:table-row>
            <table:table-row table:style-name="ro9" table:default-cell-style-name="ce4">
              <table:table-cell table:style-name="ce3">
                <text:p text:style-name="P9"><text:span text:style-name="T1">double</text:span></text:p>
              </table:table-cell>
              <table:table-cell table:style-name="ce5">
                <text:p text:style-name="P10"><text:span text:style-name="T1">8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1</text:span></text:p>
              </table:table-cell>
              <table:table-cell>
                <text:p><text:span text:style-name="T1">52</text:span></text:p>
              </table:table-cell>
              <table:table-cell table:style-name="ce5">
                <text:p text:style-name="P10"><text:span text:style-name="T1">2.3E-308 1.7E+308</text:span></text:p>
              </table:table-cell>
            </table:table-row>
            <table:table-row table:style-name="ro13" table:default-cell-style-name="ce4">
              <table:table-cell>
                <text:p><text:span text:style-name="T1">Long double</text:span></text:p>
              </table:table-cell>
              <table:table-cell table:style-name="ce9">
                <text:p text:style-name="P14"><text:span text:style-name="T1">10</text:span></text:p>
              </table:table-cell>
              <table:table-cell>
                <text:p><text:span text:style-name="T1">1</text:span></text:p>
              </table:table-cell>
              <table:table-cell/>
              <table:table-cell/>
              <table:table-cell>
                <text:p><text:span text:style-name="T1">3.4E-4932 1.1E+4932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5" draw:layer="layout" svg:width="1cm" svg:height="1.673cm" svg:x="2cm" svg:y="14cm">
          <draw:text-box>
            <text:p>VZ</text:p>
          </draw:text-box>
        </draw:frame>
        <draw:frame draw:style-name="gr25" draw:text-style-name="P15" draw:layer="layout" svg:width="6.601cm" svg:height="1.673cm" svg:x="2.999cm" svg:y="14cm">
          <draw:text-box>
            <text:p><text:span text:style-name="T13">Exponent</text:span></text:p>
          </draw:text-box>
        </draw:frame>
        <draw:frame draw:style-name="gr25" draw:text-style-name="P15" draw:layer="layout" svg:width="17.201cm" svg:height="1.673cm" svg:x="9.599cm" svg:y="14cm">
          <draw:text-box>
            <text:p><text:span text:style-name="T13">Mantisse</text:span></text:p>
          </draw:text-box>
        </draw:frame>
        <draw:frame draw:style-name="gr6" draw:text-style-name="P16" draw:layer="layout" svg:width="24.8cm" svg:height="4.063cm" svg:x="2cm" svg:y="16.2cm">
          <draw:text-box>
            <text:p><text:span text:style-name="T14">Mantisse beginnt immer mit 1, Führende 1 wird nicht gespeichert</text:span></text:p>
            <text:p><text:span text:style-name="T14">Normierung 1. ….</text:span></text:p>
            <text:p><text:span text:style-name="T14">Exponent: binär, mit Verschiebung um 127 / 1023 </text:span></text:p>
            <text:p><text:span text:style-name="T14">Mantisse: binär, Koeffizienten zu den negativen Potenzen zur 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einbarung von Variablen</text:p>
          </draw:text-box>
        </draw:frame>
        <draw:frame draw:style-name="gr26" draw:text-style-name="P18" draw:layer="layout" svg:width="28.2cm" svg:height="10.751cm" svg:x="0cm" svg:y="5.3cm">
          <draw:text-box>
            <text:p text:style-name="P17"><text:span text:style-name="T15">&lt;variabl_def_list&gt; </text:span><text:span text:style-name="T16">::</text:span><text:span text:style-name="T15"><text:tab/></text:span><text:span text:style-name="T15"> &lt;typ&gt; <text:s/>&lt;var_def_list&gt; ';' </text:span><text:span text:style-name="T16">.</text:span></text:p>
            <text:p text:style-name="P17"><text:span text:style-name="T15"/></text:p>
            <text:p text:style-name="P17"><text:span text:style-name="T15">&lt;var_def_list&gt; </text:span><text:span text:style-name="T15"><text:tab/></text:span><text:span text:style-name="T15"> <text:s text:c="2"/></text:span><text:span text:style-name="T16">::</text:span><text:span text:style-name="T15"> &lt;v_def&gt; </text:span><text:span text:style-name="T16">{</text:span><text:span text:style-name="T15"> ',' &lt;v_def&gt; </text:span><text:span text:style-name="T16">}</text:span><text:span text:style-name="T15"> <text:s/></text:span><text:span text:style-name="T16">.</text:span></text:p>
            <text:p text:style-name="P17"><text:span text:style-name="T15"/></text:p>
            <text:p text:style-name="P17"><text:span text:style-name="T15">&lt;v_def&gt;</text:span><text:span text:style-name="T15"><text:tab/></text:span><text:span text:style-name="T15"><text:tab/></text:span><text:span text:style-name="T15"><text:tab/></text:span><text:span text:style-name="T15"> <text:s text:c="2"/></text:span><text:span text:style-name="T16">:: </text:span><text:span text:style-name="T15">&lt;var_def&gt; | <text:s/>&lt;vect_def&gt; </text:span><text:span text:style-name="T16">.</text:span></text:p>
            <text:p text:style-name="P17"><text:span text:style-name="T15"/></text:p>
            <text:p text:style-name="P17"><text:span text:style-name="T15">&lt;var_def&gt; </text:span><text:span text:style-name="T15"><text:tab/></text:span><text:span text:style-name="T15"><text:tab/></text:span><text:span text:style-name="T15"> <text:s text:c="2"/></text:span><text:span text:style-name="T16">:: </text:span><text:span text:style-name="T15">&lt;ident&gt;</text:span><text:span text:style-name="T16">[</text:span><text:span text:style-name="T15"> '=' &lt;init_val&gt; </text:span><text:span text:style-name="T16">]</text:span><text:span text:style-name="T15"> </text:span><text:span text:style-name="T16">.</text:span></text:p>
            <text:p text:style-name="P17"><text:span text:style-name="T15"/></text:p>
            <text:p text:style-name="P17"><text:span text:style-name="T15">&lt;vect_def&gt; </text:span><text:span text:style-name="T15"><text:tab/></text:span><text:span text:style-name="T15"><text:tab/></text:span><text:span text:style-name="T15"> <text:s text:c="2"/></text:span><text:span text:style-name="T16">::</text:span><text:span text:style-name="T15"> &lt;ident&gt; '[' &lt;numeral&gt; ']' </text:span></text:p>
            <text:p text:style-name="P17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[ </text:span><text:span text:style-name="T15">'=' '{' &lt;init_val&gt; </text:span><text:span text:style-name="T16">{</text:span><text:span text:style-name="T15">,&lt;init_val&gt;</text:span><text:span text:style-name="T16">}</text:span><text:span text:style-name="T15">'}' </text:span><text:span text:style-name="T16">]</text:span><text:span text:style-name="T15"> </text:span><text:span text:style-name="T16">.</text:span></text:p>
          </draw:text-box>
        </draw:frame>
        <draw:frame draw:style-name="gr6" draw:layer="layout" svg:width="27.4cm" svg:height="2.384cm" svg:x="0.4cm" svg:y="16.201cm">
          <draw:text-box>
            <text:p>[...] Optional, 0 mal oder 1 mal</text:p>
            <text:p>{...} Liste, 0 mal, ein mal, mehrmals</text:p>
            <text:p>| oder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en</text:p>
          </draw:text-box>
        </draw:frame>
        <draw:frame draw:style-name="standard" draw:layer="layout" svg:width="23.67cm" svg:height="16.523cm" svg:x="1.481cm" svg:y="3.919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6"/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4" table:default-cell-style-name="ce1">
              <table:table-cell>
                <text:p>( )</text:p>
              </table:table-cell>
              <table:table-cell>
                <text:p>[ ]</text:p>
              </table:table-cell>
              <table:table-cell>
                <text:p>-&gt;</text:p>
              </table:table-cell>
              <table:table-cell>
                <text:p>.</text:p>
              </table:table-cell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!</text:p>
              </table:table-cell>
              <table:table-cell>
                <text:p>~</text:p>
              </table:table-cell>
              <table:table-cell>
                <text:p>-</text:p>
              </table:table-cell>
              <table:table-cell>
                <text:p>(…) cast</text:p>
              </table:table-cell>
              <table:table-cell/>
              <table:table-cell/>
              <table:table-cell/>
            </table:table-row>
            <table:table-row table:style-name="ro14" table:default-cell-style-name="ce1">
              <table:table-cell>
                <text:p>++</text:p>
              </table:table-cell>
              <table:table-cell>
                <text:p>--</text:p>
              </table:table-cell>
              <table:table-cell>
                <text:p>&amp;</text:p>
              </table:table-cell>
              <table:table-cell>
                <text:p>*</text:p>
              </table:table-cell>
              <table:table-cell>
                <text:p>sizeof</text:p>
              </table:table-cell>
              <table:table-cell/>
              <table:table-cell>
                <text:p>re nach li</text:p>
              </table:table-cell>
            </table:table-row>
            <table:table-row table:style-name="ro14" table:default-cell-style-name="ce1">
              <table:table-cell>
                <text:p>*</text:p>
              </table:table-cell>
              <table:table-cell>
                <text:p>/</text:p>
              </table:table-cell>
              <table:table-cell>
                <text:p>%</text:p>
              </table:table-cell>
              <table:table-cell/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+</text:p>
              </table:table-cell>
              <table:table-cell>
                <text:p>-</text:p>
              </table:table-cell>
              <table:table-cell/>
              <table:table-cell/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&lt;&lt;</text:p>
              </table:table-cell>
              <table:table-cell>
                <text:p>&gt;&gt;</text:p>
              </table:table-cell>
              <table:table-cell/>
              <table:table-cell/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&lt;</text:p>
              </table:table-cell>
              <table:table-cell>
                <text:p>&lt;=</text:p>
              </table:table-cell>
              <table:table-cell>
                <text:p>&gt;</text:p>
              </table:table-cell>
              <table:table-cell>
                <text:p>&gt;=</text:p>
              </table:table-cell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==</text:p>
              </table:table-cell>
              <table:table-cell>
                <text:p>!=</text:p>
              </table:table-cell>
              <table:table-cell/>
              <table:table-cell/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&amp;</text:p>
              </table:table-cell>
              <table:table-cell/>
              <table:table-cell/>
              <table:table-cell/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^</text:p>
              </table:table-cell>
              <table:table-cell/>
              <table:table-cell/>
              <table:table-cell/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|</text:p>
              </table:table-cell>
              <table:table-cell/>
              <table:table-cell/>
              <table:table-cell/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&amp;&amp;</text:p>
              </table:table-cell>
              <table:table-cell/>
              <table:table-cell/>
              <table:table-cell/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||</text:p>
              </table:table-cell>
              <table:table-cell/>
              <table:table-cell/>
              <table:table-cell/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? :</text:p>
              </table:table-cell>
              <table:table-cell/>
              <table:table-cell/>
              <table:table-cell/>
              <table:table-cell/>
              <table:table-cell/>
              <table:table-cell>
                <text:p>li nach re</text:p>
              </table:table-cell>
            </table:table-row>
            <table:table-row table:style-name="ro14" table:default-cell-style-name="ce1">
              <table:table-cell>
                <text:p>=</text:p>
              </table:table-cell>
              <table:table-cell>
                <text:p>*=</text:p>
              </table:table-cell>
              <table:table-cell>
                <text:p>/=</text:p>
              </table:table-cell>
              <table:table-cell>
                <text:p>%=</text:p>
              </table:table-cell>
              <table:table-cell>
                <text:p>-=</text:p>
              </table:table-cell>
              <table:table-cell>
                <text:p>&amp;=</text:p>
              </table:table-cell>
              <table:table-cell>
                <text:p>re nach li</text:p>
              </table:table-cell>
            </table:table-row>
            <table:table-row table:style-name="ro14" table:default-cell-style-name="ce1">
              <table:table-cell>
                <text:p>^=</text:p>
              </table:table-cell>
              <table:table-cell>
                <text:p>|=</text:p>
              </table:table-cell>
              <table:table-cell>
                <text:p>&lt;&lt;=</text:p>
              </table:table-cell>
              <table:table-cell>
                <text:p>&gt;&gt;=</text:p>
              </table:table-cell>
              <table:table-cell/>
              <table:table-cell/>
              <table:table-cell>
                <text:p>re nach li</text:p>
              </table:table-cell>
            </table:table-row>
            <table:table-row table:style-name="ro14" table:default-cell-style-name="ce1">
              <table:table-cell>
                <text:p>,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ültigkeit/Lebensdauer von Variablen</text:p>
          </draw:text-box>
        </draw:frame>
        <draw:frame draw:style-name="standard" draw:layer="layout" svg:width="25.999cm" svg:height="14.552cm" svg:x="1.2cm" svg:y="4.6cm">
          <table:table table:template-name="default" table:use-first-row-styles="true" table:use-banding-rows-styles="true">
            <table:table-column table:style-name="co30"/>
            <table:table-column table:style-name="co30"/>
            <table:table-column table:style-name="co30"/>
            <table:table-column table:style-name="co31"/>
            <table:table-row table:style-name="ro15" table:default-cell-style-name="ce1">
              <table:table-cell>
                <text:p>Ort der Definition</text:p>
              </table:table-cell>
              <table:table-cell>
                <text:p>Gültigkeit</text:p>
              </table:table-cell>
              <table:table-cell>
                <text:p>Lebensdauer</text:p>
              </table:table-cell>
              <table:table-cell>
                <text:p>Initialisierung</text:p>
              </table:table-cell>
            </table:table-row>
            <table:table-row table:style-name="ro16" table:default-cell-style-name="ce1">
              <table:table-cell>
                <text:p>Außerhalb von Funktionen</text:p>
              </table:table-cell>
              <table:table-cell>
                <text:p>Im gesamten C-Quelltext und darüber hinaus</text:p>
              </table:table-cell>
              <table:table-cell>
                <text:p>Existieren bis zum Programmende</text:p>
              </table:table-cell>
              <table:table-cell>
                <text:p>Einmalige Initialisierung beim Programmstart, </text:p>
                <text:p>Defaultwert: 0</text:p>
              </table:table-cell>
            </table:table-row>
            <table:table-row table:style-name="ro16" table:default-cell-style-name="ce1">
              <table:table-cell>
                <text:p>static, außerhalb von Funktionen</text:p>
              </table:table-cell>
              <table:table-cell>
                <text:p>Im gesamten C-Quelltext</text:p>
              </table:table-cell>
              <table:table-cell>
                <text:p>Existieren bis zum Programmende</text:p>
              </table:table-cell>
              <table:table-cell>
                <text:p>Einmalige Initialisierung beim Programmstart, </text:p>
                <text:p>Defaultwert: 0</text:p>
              </table:table-cell>
            </table:table-row>
            <table:table-row table:style-name="ro16" table:default-cell-style-name="ce1">
              <table:table-cell>
                <text:p>Innerhalb einer Funktion/eines Blocks</text:p>
              </table:table-cell>
              <table:table-cell>
                <text:p>Von der Variablendefinition bis zum Blockende</text:p>
              </table:table-cell>
              <table:table-cell>
                <text:p>Vom Betreten des umgebenden Blocks bis zum seinem Verlassen </text:p>
              </table:table-cell>
              <table:table-cell>
                <text:p>Bei jedem Betreten des umgebenden Blocks</text:p>
              </table:table-cell>
            </table:table-row>
            <table:table-row table:style-name="ro17" table:default-cell-style-name="ce1">
              <table:table-cell>
                <text:p>static, innerhalb einer Funktion/eines Blocks</text:p>
              </table:table-cell>
              <table:table-cell>
                <text:p>Von der Variablendefinition bis zum Blockende</text:p>
              </table:table-cell>
              <table:table-cell>
                <text:p>Vom ersten Betreten des umgebenden Blocks bis zum Programmende</text:p>
              </table:table-cell>
              <table:table-cell>
                <text:p>Einmalige Initialisierung beim erstmaligen Betreten des umgebenden Blocks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2" svg:font-family="Lucidasans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sans1" svg:font-family="Lucidasans" style:font-family-generic="swiss" style:font-pitch="variable"/>
    <style:font-face style:name="helvetica" svg:font-family="helvetica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ffff66" draw:end-color="#ffffff" draw:start-intensity="100%" draw:end-intensity="100%" draw:angle="450" draw:border="45%"/>
    <draw:gradient draw:name="Gradient_20_11" draw:display-name="Gradient 11" draw:style="square" draw:cx="50%" draw:cy="50%" draw:start-color="#c5000b" draw:end-color="#ffffff" draw:start-intensity="100%" draw:end-intensity="100%" draw:angle="2700" draw:border="0%"/>
    <draw:gradient draw:name="Gradient_20_7" draw:display-name="Gradient 7" draw:style="linear" draw:start-color="#00ffff" draw:end-color="#ffffff" draw:start-intensity="100%" draw:end-intensity="100%" draw:angle="450" draw:border="0%"/>
    <draw:gradient draw:name="Gradient_20_8" draw:display-name="Gradient 8" draw:style="linear" draw:start-color="#7da647" draw:end-color="#00ae00" draw:start-intensity="100%" draw:end-intensity="100%" draw:angle="900" draw:border="0%"/>
    <draw:gradient draw:name="Gradient_20_9" draw:display-name="Gradient 9" draw:style="linear" draw:start-color="#ffff00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notenzeichen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Lucidasans2" style:font-family-asian="Lucida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ucidasans2" style:font-family-asian="Lucidasans" style:font-family-generic-asian="swiss" style:font-size-asian="10pt" style:font-style-asian="italic" style:font-style-complex="italic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9cm" style:type="right"/>
        </style:tab-stops>
      </style:paragraph-properties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9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-asian="Lucidasans2" style:font-family-asian="Lucidasans" style:font-family-generic-asian="swiss"/>
    </style:style>
    <style:style style:name="Normal" style:family="graphic">
      <style:paragraph-properties style:text-autospace="none"/>
      <style:text-properties style:font-name="Thorndale" fo:font-family="Thorndale, 'Times New Roman'" style:font-family-generic="roman" style:font-pitch="variable" fo:font-size="12pt" fo:language="de" fo:country="DE" style:font-name-asian="DejaVu Sans1" style:font-family-asian="'DejaVu Sans'" style:font-family-generic-asian="roman" style:font-pitch-asian="variable" style:language-asian="zxx" style:country-asian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ahmeninhal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old Beck</meta:initial-creator>
    <meta:creation-date>2013-10-21T12:02:02</meta:creation-date>
    <meta:editing-duration>P2DT2H51M52S</meta:editing-duration>
    <meta:editing-cycles>16</meta:editing-cycles>
    <dc:date>2015-10-20T23:16:38.838155905</dc:date>
    <meta:generator>LibreOffice/4.2.8.2$Linux_x86 LibreOffice_project/420m0$Build-2</meta:generator>
    <meta:document-statistic meta:object-count="158"/>
  </office:meta>
</office:document-meta>
</file>